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cm"/>
    </style:style>
    <style:style style:name="gr2" style:family="graphic" style:parent-style-name="standard">
      <style:graphic-properties draw:stroke="none" svg:stroke-color="#00ccff" draw:fill="none" draw:fill-color="#ffffff" fo:min-height="0.4cm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text-properties fo:font-size="12pt" style:font-size-asian="12pt" style:font-size-complex="18pt"/>
    </style:style>
    <style:style style:name="P2" style:family="paragraph">
      <style:text-properties fo:color="#33ff99" fo:font-size="12pt" style:font-size-asian="12pt" style:font-size-complex="18pt"/>
    </style:style>
    <style:style style:name="P3" style:family="paragraph">
      <style:paragraph-properties fo:text-align="center"/>
      <style:text-properties fo:font-size="12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5cm" svg:height="6.263cm" svg:x="-0.1cm" svg:y="0.1cm">
          <draw:text-box>
            <text:p text:style-name="P1">require 'active_support/core_ext/module/aliasing'</text:p>
            <text:p text:style-name="P1"/>
            <text:p text:style-name="P1">class C</text:p>
            <text:p text:style-name="P1"><text:s text:c="2"/>def m</text:p>
            <text:p text:style-name="P1"><text:s text:c="2"/>end</text:p>
            <text:p text:style-name="P1"/>
            <text:p text:style-name="P1"><text:s text:c="2"/>def m_with_f</text:p>
            <text:p text:style-name="P1"><text:s text:c="2"/>end</text:p>
            <text:p text:style-name="P1"/>
            <text:p text:style-name="P1"><text:s text:c="2"/>alias_method_chain :m, :f</text:p>
            <text:p text:style-name="P1">end</text:p>
            <text:p text:style-name="P1"/>
          </draw:text-box>
        </draw:frame>
        <draw:frame draw:style-name="gr2" draw:text-style-name="P2" xml:id="id1" draw:id="id1" draw:layer="layout" svg:width="2.8cm" svg:height="1.673cm" svg:x="8.7cm" svg:y="2.2cm">
          <draw:text-box>
            <text:p text:style-name="P2">m_without_f</text:p>
            <text:p text:style-name="P2">m_with_f</text:p>
            <text:p text:style-name="P2">m</text:p>
          </draw:text-box>
        </draw:frame>
        <draw:connector draw:style-name="gr3" draw:text-style-name="P3" draw:layer="layout" draw:type="curve" svg:x1="5.525cm" svg:y1="4.955cm" svg:x2="10.1cm" svg:y2="3.873cm" draw:end-shape="id1" draw:end-glue-point="2" svg:d="M5525 4955c0-436 4575 104 4575-1082" svg:viewBox="0 0 4576 1083">
          <text:p/>
        </draw:connector>
        <draw:connector draw:style-name="gr3" draw:text-style-name="P3" draw:layer="layout" draw:type="curve" svg:x1="8.621cm" svg:y1="2.56cm" svg:x2="1.735cm" svg:y2="2.165cm" svg:d="M8621 2560c-5164 0-1722-395-6886-395" svg:viewBox="0 0 6887 396">
          <text:p/>
        </draw:connector>
        <draw:connector draw:style-name="gr3" draw:text-style-name="P3" draw:layer="layout" draw:type="curve" svg:x1="8.587cm" svg:y1="3.085cm" svg:x2="3.198cm" svg:y2="3.414cm" svg:d="M8587 3085c-4041 0-1347 329-5389 329" svg:viewBox="0 0 5390 330">
          <text:p/>
        </draw:connector>
        <draw:connector draw:style-name="gr3" draw:text-style-name="P3" draw:layer="layout" draw:type="curve" svg:x1="8.597cm" svg:y1="3.569cm" svg:x2="3.214cm" svg:y2="3.743cm" svg:d="M8597 3569c-4036 0-1345 174-5383 174" svg:viewBox="0 0 5384 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9cm" fo:margin-bottom="0.1cm" fo:margin-left="0.101cm" fo:margin-right="0.099cm" fo:page-width="11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7T16:08:27.251000000</meta:creation-date>
    <dc:date>2015-06-07T17:55:35.584000000</dc:date>
    <meta:editing-duration>PT8M39S</meta:editing-duration>
    <meta:editing-cycles>4</meta:editing-cycles>
    <meta:generator>LibreOffice/4.2.6.2$Windows_x86 LibreOffice_project/185f2ce4dcc34af9bd97dec29e6d42c39557298f</meta:generator>
    <meta:document-statistic meta:object-count="6"/>
  </office:meta>
</office:document-meta>
</file>